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/>
    </style:style>
    <style:style style:name="P2" style:family="paragraph" style:parent-style-name="Standard">
      <style:text-properties fo:color="#0d0d0d" style:font-name="Roboto" fo:font-size="12pt" style:font-name-asian="Roboto1" style:font-size-asian="12pt" style:font-name-complex="Roboto1" style:font-size-complex="12pt" fo:background-color="#ffffff"/>
    </style:style>
    <style:style style:name="P3" style:family="paragraph" style:parent-style-name="Standard">
      <loext:graphic-properties draw:fill="solid" draw:fill-color="#ffffff"/>
      <style:paragraph-properties fo:margin-top="0in" fo:margin-bottom="0.2083in" loext:contextual-spacing="false" fo:line-height="100%" fo:background-color="#ffffff" fo:padding="0in" fo:border="none"/>
    </style:style>
    <style:style style:name="P4" style:family="paragraph" style:parent-style-name="Standard" style:master-page-name="Standard">
      <style:paragraph-properties style:page-number="1"/>
    </style:style>
    <style:style style:name="P5" style:family="paragraph" style:parent-style-name="Heading_20_4">
      <loext:graphic-properties draw:fill="solid" draw:fill-color="#ffffff"/>
      <style:paragraph-properties fo:margin-top="0.1665in" fo:margin-bottom="0.028in" loext:contextual-spacing="false" fo:line-height="150%" fo:keep-together="auto" fo:background-color="#ffffff" fo:padding="0in" fo:border="none" fo:keep-with-next="auto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color="#0d0d0d" style:font-name="Roboto" fo:font-size="12pt" style:font-name-asian="Roboto1" style:font-size-asian="12pt" style:font-name-complex="Roboto1" style:font-size-complex="12pt" fo:background-color="#ffffff"/>
    </style:style>
    <style:style style:name="T3" style:family="text">
      <style:text-properties fo:color="#0d0d0d" style:font-name="Roboto" style:font-name-asian="Roboto1" style:font-name-complex="Roboto1" fo:background-color="#ffffff"/>
    </style:style>
    <style:style style:name="T4" style:family="text">
      <style:text-properties fo:color="#0d0d0d" style:font-name="Courier New" fo:font-size="9.5pt" style:font-name-asian="Courier New1" style:font-size-asian="9.5pt" style:font-name-complex="Courier New1" style:font-size-complex="9.5pt"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DESENVOLVIMENTO DE APLICAÇÕES WEB I</text:span></text:p>
      <text:p text:style-name="P1"/>
      <text:p text:style-name="Standard">ALUNAS: STHEFFANY CRUVINEL MARTINS</text:p>
      <text:p text:style-name="Standard"><text:tab/> <text:s text:c="3"/>ALINY ALVES DUTRA</text:p>
      <text:p text:style-name="Standard"><text:tab/> <text:s text:c="3"/>ANA CRISTINA THIERSCH</text:p>
      <text:p text:style-name="Standard"/>
      <text:p text:style-name="Standard">No terminal digite: </text:p>
      <text:p text:style-name="Standard"/>
      <text:p text:style-name="Standard">mkdir daw1</text:p>
      <text:p text:style-name="Standard">cd daw1</text:p>
      <text:p text:style-name="Standard">npm init</text:p>
      <text:p text:style-name="Standard"/>
      <text:p text:style-name="Standard">Em descrição coloque Sistema de Doação de Sangue</text:p>
      <text:p text:style-name="Standard">Dê enter até autor e preencha seus nomes.</text:p>
      <text:p text:style-name="Standard">enter</text:p>
      <text:p text:style-name="Standard"/>
      <text:p text:style-name="Standard"/>
      <text:p text:style-name="P2"/>
      <text:p text:style-name="Standard"><text:span text:style-name="T2">Crie um arquivo </text:span><text:span text:style-name="T4">server.js</text:span><text:span text:style-name="T2"> e adicione o seguinte código para configurar o servidor Express.js:</text:span></text:p>
      <text:p text:style-name="Standard"><text:span text:style-name="T2">const express = require('express');</text:span></text:p>
      <text:p text:style-name="Standard"><text:span text:style-name="T2">const mongoose = require('mongoose');</text:span></text:p>
      <text:p text:style-name="Standard"><text:span text:style-name="T2">const User = require('./models/User');</text:span></text:p>
      <text:p text:style-name="P2"/>
      <text:p text:style-name="Standard"><text:span text:style-name="T2">const app = express();</text:span></text:p>
      <text:p text:style-name="P2"/>
      <text:p text:style-name="Standard"><text:soft-page-break/><text:span text:style-name="T2">app.use(express.json());</text:span></text:p>
      <text:p text:style-name="P2"/>
      <text:p text:style-name="Standard"><text:span text:style-name="T2">mongoose.connect('mongodb://localhost:27017/meu_projeto_db', {</text:span></text:p>
      <text:p text:style-name="Standard"><text:span text:style-name="T2"><text:s text:c="2"/>useNewUrlParser: true,</text:span></text:p>
      <text:p text:style-name="Standard"><text:span text:style-name="T2"><text:s text:c="2"/>useUnifiedTopology: true</text:span></text:p>
      <text:p text:style-name="Standard"><text:span text:style-name="T2">}).then(() =&gt; {</text:span></text:p>
      <text:p text:style-name="Standard"><text:span text:style-name="T2"><text:s text:c="2"/>console.log('MongoDB connected');</text:span></text:p>
      <text:p text:style-name="Standard"><text:span text:style-name="T2">}).catch((err) =&gt; {</text:span></text:p>
      <text:p text:style-name="Standard"><text:span text:style-name="T2"><text:s text:c="2"/>console.error('MongoDB connection error:', err);</text:span></text:p>
      <text:p text:style-name="Standard"><text:span text:style-name="T2">});</text:span></text:p>
      <text:p text:style-name="P2"/>
      <text:p text:style-name="Standard"><text:span text:style-name="T2">app.post('/api/users', async (req, res) =&gt; {</text:span></text:p>
      <text:p text:style-name="Standard"><text:span text:style-name="T2"><text:s text:c="2"/>try {</text:span></text:p>
      <text:p text:style-name="Standard"><text:span text:style-name="T2"><text:s text:c="4"/>const user = new User(req.body);</text:span></text:p>
      <text:p text:style-name="Standard"><text:span text:style-name="T2"><text:s text:c="4"/>await user.save();</text:span></text:p>
      <text:p text:style-name="Standard"><text:span text:style-name="T2"><text:s text:c="4"/>res.status(201).send(user);</text:span></text:p>
      <text:p text:style-name="Standard"><text:span text:style-name="T2"><text:s text:c="2"/>} catch (err) {</text:span></text:p>
      <text:p text:style-name="Standard"><text:span text:style-name="T2"><text:s text:c="4"/>res.status(400).send(err);</text:span></text:p>
      <text:p text:style-name="Standard"><text:span text:style-name="T2"><text:s text:c="2"/>}</text:span></text:p>
      <text:p text:style-name="Standard"><text:span text:style-name="T2">});</text:span></text:p>
      <text:p text:style-name="P2"/>
      <text:p text:style-name="Standard"><text:span text:style-name="T2">const PORT = process.env.PORT || 5000;</text:span></text:p>
      <text:p text:style-name="Standard"><text:span text:style-name="T2">app.listen(PORT, () =&gt; {</text:span></text:p>
      <text:p text:style-name="Standard"><text:span text:style-name="T2"><text:s text:c="2"/>console.log(`Server is running on port ${PORT}`);</text:span></text:p>
      <text:p text:style-name="Standard"><text:span text:style-name="T2">});</text:span></text:p>
      <text:p text:style-name="P2"/>
      <text:p text:style-name="Standard"><text:soft-page-break/><text:span text:style-name="T2">Execute o servidor backend executando o seguinte comando:</text:span></text:p>
      <text:p text:style-name="Standard"><text:span text:style-name="T2">node server.js</text:span></text:p>
      <text:p text:style-name="P2"/>
      <text:p text:style-name="P5"><text:bookmark text:name="_781v967onxw"/><text:span text:style-name="T3">Inicialização do projeto frontend:</text:span></text:p>
      <text:p text:style-name="P3"><text:span text:style-name="T2">Navegue até o diretório principal do seu projeto e crie um novo projeto React:</text:span></text:p>
      <text:p text:style-name="Standard"><text:span text:style-name="T2">npx create-react-app my-app</text:span></text:p>
      <text:p text:style-name="P2"/>
      <text:p text:style-name="Standard"><text:span text:style-name="T2">npm start</text:span>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44" meta:word-count="164" meta:character-count="1267" meta:non-whitespace-character-count="1104"/>
    <meta:generator>LibreOfficeDev/6.0.5.2$Linux_X86_64 LibreOffice_project/</meta:generator>
  </office:meta>
</office:document-meta>
</file>